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tyle menus</text:p>
      <text:p text:style-name="Normal">/* General */</text:p>
      <text:p text:style-name="Normal">body {</text:p>
      <text:p text:style-name="Normal">    font-family: Arial, sans-serif;</text:p>
      <text:p text:style-name="Normal">    margin: 0;</text:p>
      <text:p text:style-name="Normal">    padding: 0;</text:p>
      <text:p text:style-name="Normal">}</text:p>
      <text:p text:style-name="Normal"/>
      <text:p text:style-name="Normal">/* Menú Horizontal Básico */</text:p>
      <text:p text:style-name="Normal">.menu-horizontal ul {</text:p>
      <text:p text:style-name="Normal">    list-style: none;</text:p>
      <text:p text:style-name="Normal">    padding: 0;</text:p>
      <text:p text:style-name="Normal">    margin: 0;</text:p>
      <text:p text:style-name="Normal">    display: flex;</text:p>
      <text:p text:style-name="Normal">    background: #4CAF50;</text:p>
      <text:p text:style-name="Normal">}</text:p>
      <text:p text:style-name="Normal"/>
      <text:p text:style-name="Normal">.menu-horizontal li {</text:p>
      <text:p text:style-name="Normal">    margin: 0;</text:p>
      <text:p text:style-name="Normal">}</text:p>
      <text:p text:style-name="Normal"/>
      <text:p text:style-name="Normal">.menu-horizontal a {</text:p>
      <text:p text:style-name="Normal">    display: block;</text:p>
      <text:p text:style-name="Normal">    padding: 10px 20px;</text:p>
      <text:p text:style-name="Normal">    color: white;</text:p>
      <text:p text:style-name="Normal">    text-decoration: none;</text:p>
      <text:p text:style-name="Normal">    transition: background 0.3s;</text:p>
      <text:p text:style-name="Normal">}</text:p>
      <text:p text:style-name="Normal"/>
      <text:p text:style-name="Normal">.menu-horizontal a:hover {</text:p>
      <text:p text:style-name="Normal">    background: #45a049;</text:p>
      <text:p text:style-name="Normal">}</text:p>
      <text:p text:style-name="Normal"/>
      <text:p text:style-name="Normal">/* Menú Vertical con Submenús */</text:p>
      <text:p text:style-name="Normal">.menu-vertical ul {</text:p>
      <text:p text:style-name="Normal">    list-style: none;</text:p>
      <text:p text:style-name="Normal">    padding: 0;</text:p>
      <text:p text:style-name="Normal">    margin: 0;</text:p>
      <text:p text:style-name="Normal">}</text:p>
      <text:p text:style-name="Normal"/>
      <text:p text:style-name="Normal">.menu-vertical &gt; ul &gt; li {</text:p>
      <text:p text:style-name="Normal">   position: relative;</text:p>
      <text:p text:style-name="Normal">}</text:p>
      <text:p text:style-name="Normal"/>
      <text:p text:style-name="Normal">.menu-vertical a {</text:p>
      <text:p text:style-name="Normal">    display: block;</text:p>
      <text:p text:style-name="Normal">    padding: 10px;</text:p>
      <text:p text:style-name="Normal">    color: #333;</text:p>
      <text:p text:style-name="Normal">    text-decoration: none;</text:p>
      <text:p text:style-name="Normal">    background: #f4f4f4;</text:p>
      <text:p text:style-name="Normal">    border-bottom: 1px solid #ddd;</text:p>
      <text:p text:style-name="Normal">    transition: background 0.3s;</text:p>
      <text:p text:style-name="Normal">}</text:p>
      <text:p text:style-name="Normal"/>
      <text:p text:style-name="Normal">.menu-vertical a:hover {</text:p>
      <text:p text:style-name="Normal">    background: #e4e4e4;</text:p>
      <text:soft-page-break/>
      <text:p text:style-name="Normal">}</text:p>
      <text:p text:style-name="Normal"/>
      <text:p text:style-name="Normal">.menu-vertical .submenu {</text:p>
      <text:p text:style-name="Normal">    display: none;</text:p>
      <text:p text:style-name="Normal">    position: absolute;</text:p>
      <text:p text:style-name="Normal">    top: 100%;</text:p>
      <text:p text:style-name="Normal">    left: 50px;</text:p>
      <text:p text:style-name="Normal">    background: white;</text:p>
      <text:p text:style-name="Normal">    box-shadow: 0 8px 18px rgba(0, 0, 0, 0.4);</text:p>
      <text:p text:style-name="Normal">    z-index: 1;</text:p>
      <text:p text:style-name="Normal">    width: 200px;</text:p>
      <text:p text:style-name="Normal">}</text:p>
      <text:p text:style-name="Normal"/>
      <text:p text:style-name="Normal">.menu-vertical li:hover .submenu {</text:p>
      <text:p text:style-name="Normal">   display: block;</text:p>
      <text:p text:style-name="Normal">}</text:p>
      <text:p text:style-name="Normal"/>
      <text:p text:style-name="Normal">/* Menú con Íconos */</text:p>
      <text:p text:style-name="Normal">.menu-iconos ul {</text:p>
      <text:p text:style-name="Normal">    display: flex;</text:p>
      <text:p text:style-name="Normal">    list-style: none;</text:p>
      <text:p text:style-name="Normal">    padding: 0;</text:p>
      <text:p text:style-name="Normal">    margin: 0;</text:p>
      <text:p text:style-name="Normal">}</text:p>
      <text:p text:style-name="Normal"/>
      <text:p text:style-name="Normal">.menu-iconos a {</text:p>
      <text:p text:style-name="Normal">    padding: 10px 20px;</text:p>
      <text:p text:style-name="Normal">    text-decoration: none;</text:p>
      <text:soft-page-break/>
      <text:p text:style-name="Normal">    color: #333;</text:p>
      <text:p text:style-name="Normal">    font-size: 18px;</text:p>
      <text:p text:style-name="Normal">    transition: color 0.3s;</text:p>
      <text:p text:style-name="Normal">}</text:p>
      <text:p text:style-name="Normal"/>
      <text:p text:style-name="Normal">.menu-iconos a:hover {</text:p>
      <text:p text:style-name="Normal">    color: #4CAF50;</text:p>
      <text:p text:style-name="Normal">}</text:p>
      <text:p text:style-name="Normal"/>
      <text:p text:style-name="Normal">/* Menú Horizontal Desplegable */</text:p>
      <text:p text:style-name="Normal">.menu-horizontal-desplegable ul {</text:p>
      <text:p text:style-name="Normal">    list-style: none;</text:p>
      <text:p text:style-name="Normal">    padding: 0;</text:p>
      <text:p text:style-name="Normal">    margin: 0;</text:p>
      <text:p text:style-name="Normal">    display: flex;</text:p>
      <text:p text:style-name="Normal">    background: #333;</text:p>
      <text:p text:style-name="Normal">}</text:p>
      <text:p text:style-name="Normal"/>
      <text:p text:style-name="Normal">.menu-horizontal-desplegable li {</text:p>
      <text:p text:style-name="Normal">    width: 120px;</text:p>
      <text:p text:style-name="Normal">    height: 40px;</text:p>
      <text:p text:style-name="Normal">}</text:p>
      <text:p text:style-name="Normal"/>
      <text:p text:style-name="Normal">.menu-horizontal-desplegable a {</text:p>
      <text:p text:style-name="Normal">    display: block;</text:p>
      <text:p text:style-name="Normal">    text-align: center;</text:p>
      <text:p text:style-name="Normal">    padding: 10px 20px;</text:p>
      <text:p text:style-name="Normal">    color: white;</text:p>
      <text:soft-page-break/>
      <text:p text:style-name="Normal">    text-decoration: none;</text:p>
      <text:p text:style-name="Normal">    transition: background 0.3s;</text:p>
      <text:p text:style-name="Normal">}</text:p>
      <text:p text:style-name="Normal"/>
      <text:p text:style-name="Normal">.menu-horizontal-desplegable a:hover {</text:p>
      <text:p text:style-name="Normal">    background: #444;</text:p>
      <text:p text:style-name="Normal">}</text:p>
      <text:p text:style-name="Normal"/>
      <text:p text:style-name="Normal">.menu-horizontal-desplegable .submenu {</text:p>
      <text:p text:style-name="Normal">    display: none;</text:p>
      <text:p text:style-name="Normal">    position: relative;</text:p>
      <text:p text:style-name="Normal">    top: 0;</text:p>
      <text:p text:style-name="Normal">    left: 0;</text:p>
      <text:p text:style-name="Normal">    background: #444;</text:p>
      <text:p text:style-name="Normal">    box-shadow: 0 2px 4px rgba(0, 0, 0, 0.3);</text:p>
      <text:p text:style-name="Normal">    z-index: 1000;</text:p>
      <text:p text:style-name="Normal">}</text:p>
      <text:p text:style-name="Normal"/>
      <text:p text:style-name="Normal">.menu-horizontal-desplegable li:hover .submenu {</text:p>
      <text:p text:style-name="Normal">    display: block;</text:p>
      <text:p text:style-name="Normal"> }</text:p>
      <text:p text:style-name="Normal"/>
      <text:p text:style-name="Normal">.menu-horizontal-desplegable .submenu a {</text:p>
      <text:p text:style-name="Normal">    padding: 10px 20px;</text:p>
      <text:p text:style-name="Normal">    color: white;</text:p>
      <text:p text:style-name="Normal">}</text:p>
      <text:p text:style-name="Normal"/>
      <text:p text:style-name="Normal">.menu-horizontal-desplegable .submenu a:hover {</text:p>
      <text:soft-page-break/>
      <text:p text:style-name="Normal">    background: #555;</text:p>
      <text:p text:style-name="Normal">}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5:32:00Z</meta:creation-date>
    <dc:date>2025-03-11T15:32:00Z</dc:date>
    <meta:template xlink:href="Normal" xlink:type="simple"/>
    <meta:editing-cycles>1</meta:editing-cycles>
    <meta:editing-duration>PT0S</meta:editing-duration>
    <meta:document-statistic meta:page-count="6" meta:paragraph-count="4" meta:word-count="367" meta:character-count="2382" meta:row-count="16" meta:non-whitespace-character-count="2019"/>
  </office:meta>
</office:document-meta>
</file>